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withoutfill">
      <style:graphic-properties svg:stroke-width="0.04cm" draw:marker-start-width="0.26cm" draw:marker-end="Arrow" draw:marker-end-width="0.195cm" draw:fill="none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3" style:family="graphic" style:parent-style-name="Object_20_with_20_no_20_fill_20_and_20_no_20_line">
      <style:graphic-properties svg:stroke-width="0.04cm" draw:marker-start-width="0.26cm" draw:marker-end-width="0.26cm" draw:textarea-vertical-align="middle" draw:ole-draw-aspect="1"/>
    </style:style>
    <style:style style:name="gr4" style:family="graphic" style:parent-style-name="objectwithoutfill">
      <style:graphic-properties svg:stroke-width="0.04cm" draw:marker-start-width="0.26cm" draw:marker-end="Arrow" draw:marker-end-width="0.21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8cm" svg:y1="1.5cm" svg:x2="5.5cm" svg:y2="1.5cm">
          <text:p/>
        </draw:line>
        <draw:line draw:style-name="gr1" draw:text-style-name="P1" draw:layer="layout" svg:x1="2.8cm" svg:y1="1.5cm" svg:x2="2.8cm" svg:y2="0.1cm">
          <text:p/>
        </draw:line>
        <draw:custom-shape draw:style-name="gr2" draw:text-style-name="P1" draw:layer="layout" svg:width="4.4cm" svg:height="1.602cm" svg:x="0.6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416cm" svg:height="0.402cm" svg:x="5.284cm" svg:y="1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0.421cm" svg:height="0.402cm" svg:x="2.385cm" svg:y="-0.04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0.5cm" svg:y1="1.5cm" svg:x2="0.5cm" svg:y2="0.7cm">
          <text:p/>
        </draw:line>
        <draw:frame draw:style-name="gr3" draw:text-style-name="P1" draw:layer="layout" svg:width="0.844cm" svg:height="0.402cm" draw:transform="rotate (1.5707963267949) translate (0cm 1.6cm)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835cm" svg:height="0.402cm" svg:x="3.4cm" svg:y="2.49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2.8cm" svg:y1="2.5cm" svg:x2="5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7cm" fo:page-height="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13:40:34.055596360</meta:creation-date>
    <dc:date>2016-08-15T14:03:22.546735588</dc:date>
    <meta:editing-duration>PT11M41S</meta:editing-duration>
    <meta:editing-cycles>5</meta:editing-cycles>
    <meta:generator>LibreOffice/4.2.8.2$Linux_X86_64 LibreOffice_project/420m0$Build-2</meta:generator>
    <meta:document-statistic meta:object-count="9"/>
  </office:meta>
</office:document-meta>
</file>

<file path=Object 1/content.xml><?xml version="1.0" encoding="utf-8"?>
<math xmlns="http://www.w3.org/1998/Math/MathML" display="block">
  <semantics>
    <mstyle mathvariant="monospace">
      <mtext>x</mtext>
    </mstyle>
    <annotation encoding="StarMath 5.0">font fixed "x"</annotation>
  </semantics>
</math>
</file>

<file path=Object 2/content.xml><?xml version="1.0" encoding="utf-8"?>
<math xmlns="http://www.w3.org/1998/Math/MathML" display="block">
  <semantics>
    <mstyle mathvariant="monospace">
      <mtext>y</mtext>
    </mstyle>
    <annotation encoding="StarMath 5.0">font fixed "y"</annotation>
  </semantics>
</math>
</file>

<file path=Object 3/content.xml><?xml version="1.0" encoding="utf-8"?>
<math xmlns="http://www.w3.org/1998/Math/MathML" display="block">
  <semantics>
    <mstyle mathvariant="monospace">
      <mtext>a_y</mtext>
    </mstyle>
    <annotation encoding="StarMath 5.0">font fixed "a_y"</annotation>
  </semantics>
</math>
</file>

<file path=Object 4/content.xml><?xml version="1.0" encoding="utf-8"?>
<math xmlns="http://www.w3.org/1998/Math/MathML" display="block">
  <semantics>
    <mstyle mathvariant="monospace">
      <mtext>a_x
</mtext>
    </mstyle>
    <annotation encoding="StarMath 5.0">font fixed "a_x
"</annotation>
  </semantics>
</math>
</file>